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B000000EA27B658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cc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rect draw:style-name="gr1" draw:text-style-name="P1" draw:layer="layout" svg:width="12.9cm" svg:height="3cm" svg:x="1cm" svg:y="1cm">
          <text:p/>
        </draw:rect>
        <draw:frame draw:style-name="gr2" draw:text-style-name="P1" draw:layer="layout" svg:width="12.348cm" svg:height="3.146cm" svg:x="1.052cm" svg:y="1.054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104cm" svg:y="4.5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052cm" svg:y="7.808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104cm" svg:y="11.254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052cm" svg:y="14.427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104cm" svg:y="17.873cm">
          <draw:image xlink:href="Pictures/10000201000002BB000000EA27B658B5.png" xlink:type="simple" xlink:show="embed" xlink:actuate="onLoad">
            <text:p/>
          </draw:image>
        </draw:frame>
        <draw:rect draw:style-name="gr1" draw:text-style-name="P1" draw:layer="layout" svg:width="12.9cm" svg:height="3cm" svg:x="1cm" svg:y="4.5cm">
          <text:p/>
        </draw:rect>
        <draw:rect draw:style-name="gr1" draw:text-style-name="P1" draw:layer="layout" svg:width="12.9cm" svg:height="3cm" svg:x="1cm" svg:y="7.8cm">
          <text:p/>
        </draw:rect>
        <draw:rect draw:style-name="gr1" draw:text-style-name="P1" draw:layer="layout" svg:width="12.9cm" svg:height="3cm" svg:x="1cm" svg:y="1cm">
          <text:p/>
        </draw:rect>
        <draw:rect draw:style-name="gr1" draw:text-style-name="P1" draw:layer="layout" svg:width="12.9cm" svg:height="3cm" svg:x="1cm" svg:y="14.5cm">
          <text:p/>
        </draw:rect>
        <draw:rect draw:style-name="gr1" draw:text-style-name="P1" draw:layer="layout" svg:width="12.9cm" svg:height="3cm" svg:x="1cm" svg:y="11.298cm">
          <text:p/>
        </draw:rect>
        <draw:frame draw:style-name="gr2" draw:text-style-name="P1" draw:layer="layout" svg:width="12.348cm" svg:height="3.146cm" svg:x="1.104cm" svg:y="4.476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052cm" svg:y="7.784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104cm" svg:y="11.23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052cm" svg:y="14.403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.104cm" svg:y="17.849cm">
          <draw:image xlink:href="Pictures/10000201000002BB000000EA27B658B5.png" xlink:type="simple" xlink:show="embed" xlink:actuate="onLoad">
            <text:p/>
          </draw:image>
        </draw:frame>
        <draw:rect draw:style-name="gr1" draw:text-style-name="P1" draw:layer="layout" svg:width="12.9cm" svg:height="3cm" svg:x="1cm" svg:y="4.476cm">
          <text:p/>
        </draw:rect>
        <draw:rect draw:style-name="gr1" draw:text-style-name="P1" draw:layer="layout" svg:width="12.9cm" svg:height="3cm" svg:x="1cm" svg:y="7.776cm">
          <text:p/>
        </draw:rect>
        <draw:rect draw:style-name="gr1" draw:text-style-name="P1" draw:layer="layout" svg:width="12.9cm" svg:height="3cm" svg:x="1.1cm" svg:y="17.876cm">
          <text:p/>
        </draw:rect>
        <draw:frame draw:style-name="gr2" draw:text-style-name="P1" draw:layer="layout" svg:width="12.348cm" svg:height="3.146cm" svg:x="15.904cm" svg:y="1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5.852cm" svg:y="4.308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5.904cm" svg:y="7.754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5.852cm" svg:y="10.927cm">
          <draw:image xlink:href="Pictures/10000201000002BB000000EA27B658B5.png" xlink:type="simple" xlink:show="embed" xlink:actuate="onLoad">
            <text:p/>
          </draw:image>
        </draw:frame>
        <draw:frame draw:style-name="gr2" draw:text-style-name="P1" draw:layer="layout" svg:width="12.348cm" svg:height="3.146cm" svg:x="15.904cm" svg:y="14.373cm">
          <draw:image xlink:href="Pictures/10000201000002BB000000EA27B658B5.png" xlink:type="simple" xlink:show="embed" xlink:actuate="onLoad">
            <text:p/>
          </draw:image>
        </draw:frame>
        <draw:rect draw:style-name="gr1" draw:text-style-name="P1" draw:layer="layout" svg:width="12.9cm" svg:height="3cm" svg:x="15.8cm" svg:y="1cm">
          <text:p/>
        </draw:rect>
        <draw:rect draw:style-name="gr1" draw:text-style-name="P1" draw:layer="layout" svg:width="12.9cm" svg:height="3cm" svg:x="15.8cm" svg:y="4.3cm">
          <text:p/>
        </draw:rect>
        <draw:rect draw:style-name="gr1" draw:text-style-name="P1" draw:layer="layout" svg:width="12.9cm" svg:height="3cm" svg:x="15.9cm" svg:y="14.4cm">
          <text:p/>
        </draw:rect>
        <draw:rect draw:style-name="gr1" draw:text-style-name="P1" draw:layer="layout" svg:width="12.9cm" svg:height="3cm" svg:x="15.8cm" svg:y="11cm">
          <text:p/>
        </draw:rect>
        <draw:rect draw:style-name="gr1" draw:text-style-name="P1" draw:layer="layout" svg:width="12.9cm" svg:height="3cm" svg:x="15.8cm" svg:y="7.798cm">
          <text:p/>
        </draw:rect>
        <draw:frame draw:style-name="gr2" draw:text-style-name="P1" draw:layer="layout" svg:width="12.348cm" svg:height="3.146cm" svg:x="16cm" svg:y="17.8cm">
          <draw:image xlink:href="Pictures/10000201000002BB000000EA27B658B5.png" xlink:type="simple" xlink:show="embed" xlink:actuate="onLoad">
            <text:p/>
          </draw:image>
        </draw:frame>
        <draw:rect draw:style-name="gr1" draw:text-style-name="P1" draw:layer="layout" svg:width="12.9cm" svg:height="3cm" svg:x="15.978cm" svg:y="17.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0T20:55:32.18</dc:date>
    <meta:document-statistic meta:object-count="32"/>
    <meta:generator>OpenOffice/4.1.7$Win32 OpenOffice.org_project/417m1$Build-9800</meta:generator>
  </office:meta>
</office:document-meta>
</file>